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CA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31 USF MAIS CORREGO DA BIC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CORREGO DA BICA I, 00001537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17M0S" table:style-name="ce3">
            <text:p>15:1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EIDE MARIA PEREIRA DA SILVA</text:p>
          </table:table-cell>
          <table:table-cell office:value-type="date" office:date-value="1982-04-11T00:00:00" table:style-name="ce2">
            <text:p>11/04/1982</text:p>
          </table:table-cell>
          <table:table-cell office:value-type="string" table:style-name="ce1">
            <text:p>43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0.521.464-60</text:p>
          </table:table-cell>
          <table:table-cell office:value-type="float" office:value="708005536229230" table:style-name="ce1">
            <text:p>7,08006E+14</text:p>
          </table:table-cell>
          <table:table-cell office:value-type="string" table:style-name="ce1">
            <text:p>(81) 98429-94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qui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91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7" table:style-name="ce1">
            <text:p>88,7</text:p>
          </table:table-cell>
          <table:table-cell office:value-type="float" office:value="160" table:style-name="ce1">
            <text:p>160</text:p>
          </table:table-cell>
          <table:table-cell office:value-type="date" office:date-value="2024-04-01T00:00:00" table:style-name="ce2">
            <text:p>01/04/2024</text:p>
          </table:table-cell>
          <table:table-cell office:value-type="string" table:style-name="ce1">
            <text:p>120/8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FERNANDA OIVEIRA DE MELO</text:p>
          </table:table-cell>
          <table:table-cell office:value-type="date" office:date-value="1994-01-08T00:00:00" table:style-name="ce2">
            <text:p>08/01/1994</text:p>
          </table:table-cell>
          <table:table-cell office:value-type="string" table:style-name="ce1">
            <text:p>31 anos e 7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953.804-01</text:p>
          </table:table-cell>
          <table:table-cell office:value-type="float" office:value="702903532181072" table:style-name="ce1">
            <text:p>7,02904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 subida jardim primavera</text:p>
          </table:table-cell>
          <table:table-cell office:value-type="string" table:style-name="ce1">
            <text:p>15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4" table:style-name="ce1">
            <text:p>84,4</text:p>
          </table:table-cell>
          <table:table-cell office:value-type="float" office:value="171" table:style-name="ce1">
            <text:p>171</text:p>
          </table:table-cell>
          <table:table-cell office:value-type="date" office:date-value="2019-07-11T00:00:00" table:style-name="ce2">
            <text:p>11/07/2019</text:p>
          </table:table-cell>
          <table:table-cell office:value-type="string" table:style-name="ce1">
            <text:p>110/70</text:p>
          </table:table-cell>
          <table:table-cell office:value-type="date" office:date-value="2022-08-26T00:00:00" table:style-name="ce2">
            <text:p>26/08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9" table:style-name="ce1">
            <text:p>17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VITORIA PEREIRA DA SILVA</text:p>
          </table:table-cell>
          <table:table-cell office:value-type="date" office:date-value="2005-12-08T00:00:00" table:style-name="ce2">
            <text:p>08/12/2005</text:p>
          </table:table-cell>
          <table:table-cell office:value-type="string" table:style-name="ce1">
            <text:p>19 anos e 8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369.264-83</text:p>
          </table:table-cell>
          <table:table-cell office:value-type="float" office:value="898003028491739" table:style-name="ce1">
            <text:p>8,98003E+14</text:p>
          </table:table-cell>
          <table:table-cell office:value-type="string" table:style-name="ce1">
            <text:p>(81) 98524-02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qui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9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2" table:style-name="ce1">
            <text:p>62,2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40/8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NA MARIA DA SILVA</text:p>
          </table:table-cell>
          <table:table-cell office:value-type="date" office:date-value="1994-11-24T00:00:00" table:style-name="ce2">
            <text:p>24/11/1994</text:p>
          </table:table-cell>
          <table:table-cell office:value-type="string" table:style-name="ce1">
            <text:p>30 anos e 9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459.764-28</text:p>
          </table:table-cell>
          <table:table-cell office:value-type="float" office:value="700603434324169" table:style-name="ce1">
            <text:p>7,00603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eador otacílio azevedo</text:p>
          </table:table-cell>
          <table:table-cell office:value-type="string" table:style-name="ce1">
            <text:p>51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160" table:style-name="ce1">
            <text:p>160</text:p>
          </table:table-cell>
          <table:table-cell office:value-type="date" office:date-value="2024-12-23T00:00:00" table:style-name="ce2">
            <text:p>23/12/2024</text:p>
          </table:table-cell>
          <table:table-cell office:value-type="string" table:style-name="ce1">
            <text:p>120/80</text:p>
          </table:table-cell>
          <table:table-cell office:value-type="date" office:date-value="2024-12-23T00:00:00" table:style-name="ce2">
            <text:p>23/12/2024</text:p>
          </table:table-cell>
          <table:table-cell office:value-type="string" table:style-name="ce1">
            <text:p>Habitual</text:p>
          </table:table-cell>
          <table:table-cell office:value-type="float" office:value="127" table:style-name="ce1">
            <text:p>127</text:p>
          </table:table-cell>
          <table:table-cell office:value-type="float" office:value="2" table:style-name="ce1">
            <text:p>2</text:p>
          </table:table-cell>
          <table:table-cell office:value-type="float" office:value="127" table:style-name="ce1">
            <text:p>12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VIANE KELLY SANTOS</text:p>
          </table:table-cell>
          <table:table-cell office:value-type="date" office:date-value="2003-11-04T00:00:00" table:style-name="ce2">
            <text:p>04/11/2003</text:p>
          </table:table-cell>
          <table:table-cell office:value-type="string" table:style-name="ce1">
            <text:p>21 anos e 9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033.304-70</text:p>
          </table:table-cell>
          <table:table-cell office:value-type="float" office:value="700809973136184" table:style-name="ce1">
            <text:p>7,0081E+14</text:p>
          </table:table-cell>
          <table:table-cell office:value-type="string" table:style-name="ce1">
            <text:p>(81) 8833-02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s flore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2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" table:style-name="ce1">
            <text:p>79</text:p>
          </table:table-cell>
          <table:table-cell office:value-type="float" office:value="156" table:style-name="ce1">
            <text:p>156</text:p>
          </table:table-cell>
          <table:table-cell office:value-type="date" office:date-value="2023-10-23T00:00:00" table:style-name="ce2">
            <text:p>23/10/2023</text:p>
          </table:table-cell>
          <table:table-cell office:value-type="string" table:style-name="ce1">
            <text:p>90/70</text:p>
          </table:table-cell>
          <table:table-cell office:value-type="date" office:date-value="2023-10-23T00:00:00" table:style-name="ce2">
            <text:p>23/10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9" table:style-name="ce1">
            <text:p>13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IANE EMYLLE SOARES DE OLIVEIRA</text:p>
          </table:table-cell>
          <table:table-cell office:value-type="date" office:date-value="2000-05-06T00:00:00" table:style-name="ce2">
            <text:p>06/05/2000</text:p>
          </table:table-cell>
          <table:table-cell office:value-type="string" table:style-name="ce1">
            <text:p>25 anos e 3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952.504-28</text:p>
          </table:table-cell>
          <table:table-cell office:value-type="float" office:value="704607669717728" table:style-name="ce1">
            <text:p>7,04608E+14</text:p>
          </table:table-cell>
          <table:table-cell office:value-type="string" table:style-name="ce1">
            <text:p>(81) 99999-99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arip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08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153" table:style-name="ce1">
            <text:p>153</text:p>
          </table:table-cell>
          <table:table-cell office:value-type="date" office:date-value="2024-05-16T00:00:00" table:style-name="ce2">
            <text:p>16/05/2024</text:p>
          </table:table-cell>
          <table:table-cell office:value-type="string" table:style-name="ce1">
            <text:p>160/80</text:p>
          </table:table-cell>
          <table:table-cell office:value-type="date" office:date-value="2024-05-16T00:00:00" table:style-name="ce2">
            <text:p>16/05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RDINAELY WEVERLAYNE LOPES DA SILVA</text:p>
          </table:table-cell>
          <table:table-cell office:value-type="date" office:date-value="2007-04-02T00:00:00" table:style-name="ce2">
            <text:p>02/04/2007</text:p>
          </table:table-cell>
          <table:table-cell office:value-type="string" table:style-name="ce1">
            <text:p>18 anos e 4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962.644-77</text:p>
          </table:table-cell>
          <table:table-cell office:value-type="float" office:value="700002249436805" table:style-name="ce1">
            <text:p>7,00002E+14</text:p>
          </table:table-cell>
          <table:table-cell office:value-type="string" table:style-name="ce1">
            <text:p>(81) 9297-81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51-78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urício de nassau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BLOCO : E1- APT:202</text:p>
          </table:table-cell>
          <table:table-cell office:value-type="string" table:style-name="ce1">
            <text:p>IPUTING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731-49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168.5" table:style-name="ce1">
            <text:p>168,5</text:p>
          </table:table-cell>
          <table:table-cell office:value-type="date" office:date-value="2024-01-11T00:00:00" table:style-name="ce2">
            <text:p>11/01/2024</text:p>
          </table:table-cell>
          <table:table-cell office:value-type="string" table:style-name="ce1">
            <text:p>120/80</text:p>
          </table:table-cell>
          <table:table-cell office:value-type="date" office:date-value="2024-02-19T00:00:00" table:style-name="ce2">
            <text:p>19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DA SILVA SOARES</text:p>
          </table:table-cell>
          <table:table-cell office:value-type="date" office:date-value="1997-12-19T00:00:00" table:style-name="ce2">
            <text:p>19/12/1997</text:p>
          </table:table-cell>
          <table:table-cell office:value-type="string" table:style-name="ce1">
            <text:p>27 anos e 8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9.173.644-30</text:p>
          </table:table-cell>
          <table:table-cell office:value-type="float" office:value="702706662981960" table:style-name="ce1">
            <text:p>7,02707E+14</text:p>
          </table:table-cell>
          <table:table-cell office:value-type="string" table:style-name="ce1">
            <text:p>(81) 99703-69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vataí</text:p>
          </table:table-cell>
          <table:table-cell office:value-type="string" table:style-name="ce1">
            <text:p>11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64" table:style-name="ce1">
            <text:p>164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20/8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ENA VITORIA DA SILVA</text:p>
          </table:table-cell>
          <table:table-cell office:value-type="date" office:date-value="2003-12-08T00:00:00" table:style-name="ce2">
            <text:p>08/12/2003</text:p>
          </table:table-cell>
          <table:table-cell office:value-type="string" table:style-name="ce1">
            <text:p>21 anos e 8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9.781.554-10</text:p>
          </table:table-cell>
          <table:table-cell office:value-type="float" office:value="898003280959324" table:style-name="ce1">
            <text:p>8,98003E+14</text:p>
          </table:table-cell>
          <table:table-cell office:value-type="string" table:style-name="ce1">
            <text:p>(81) 98572-83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ssias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47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RA BARBOSA ARAUJO</text:p>
          </table:table-cell>
          <table:table-cell office:value-type="date" office:date-value="1987-11-28T00:00:00" table:style-name="ce2">
            <text:p>28/11/1987</text:p>
          </table:table-cell>
          <table:table-cell office:value-type="string" table:style-name="ce1">
            <text:p>37 anos e 9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874.374-06</text:p>
          </table:table-cell>
          <table:table-cell office:value-type="float" office:value="707702666285710" table:style-name="ce1">
            <text:p>7,07703E+14</text:p>
          </table:table-cell>
          <table:table-cell office:value-type="string" table:style-name="ce1">
            <text:p>(81) 98854-96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upirambá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2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59" table:style-name="ce1">
            <text:p>159</text:p>
          </table:table-cell>
          <table:table-cell office:value-type="date" office:date-value="2024-12-12T00:00:00" table:style-name="ce2">
            <text:p>12/12/2024</text:p>
          </table:table-cell>
          <table:table-cell office:value-type="string" table:style-name="ce1">
            <text:p>110/80</text:p>
          </table:table-cell>
          <table:table-cell office:value-type="date" office:date-value="2024-12-12T00:00:00" table:style-name="ce2">
            <text:p>12/12/2024</text:p>
          </table:table-cell>
          <table:table-cell office:value-type="string" table:style-name="ce1">
            <text:p>Habitual</text:p>
          </table:table-cell>
          <table:table-cell office:value-type="float" office:value="398" table:style-name="ce1">
            <text:p>398</text:p>
          </table:table-cell>
          <table:table-cell office:value-type="float" office:value="4" table:style-name="ce1">
            <text:p>4</text:p>
          </table:table-cell>
          <table:table-cell office:value-type="float" office:value="397" table:style-name="ce1">
            <text:p>39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LA PEREIRA BARBOSA DA SILVA</text:p>
          </table:table-cell>
          <table:table-cell office:value-type="date" office:date-value="1997-05-17T00:00:00" table:style-name="ce2">
            <text:p>17/05/1997</text:p>
          </table:table-cell>
          <table:table-cell office:value-type="string" table:style-name="ce1">
            <text:p>28 anos e 3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914.934-74</text:p>
          </table:table-cell>
          <table:table-cell office:value-type="float" office:value="700507169639254" table:style-name="ce1">
            <text:p>7,00507E+14</text:p>
          </table:table-cell>
          <table:table-cell office:value-type="string" table:style-name="ce1">
            <text:p>(81) 98896-50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uité</text:p>
          </table:table-cell>
          <table:table-cell office:value-type="string" table:style-name="ce1">
            <text:p>259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4" table:style-name="ce1">
            <text:p>56,4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10/8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BETH MARIA DA SILVA LIMA</text:p>
          </table:table-cell>
          <table:table-cell office:value-type="date" office:date-value="1998-07-10T00:00:00" table:style-name="ce2">
            <text:p>10/07/1998</text:p>
          </table:table-cell>
          <table:table-cell office:value-type="string" table:style-name="ce1">
            <text:p>27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780.604-40</text:p>
          </table:table-cell>
          <table:table-cell office:value-type="float" office:value="200333870220007" table:style-name="ce1">
            <text:p>2,00334E+14</text:p>
          </table:table-cell>
          <table:table-cell office:value-type="string" table:style-name="ce1">
            <text:p>(81) 99259-27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bo hermito de sá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900000000000006" table:style-name="ce1">
            <text:p>73,9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10/8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SOARES DIAS</text:p>
          </table:table-cell>
          <table:table-cell office:value-type="date" office:date-value="2002-09-12T00:00:00" table:style-name="ce2">
            <text:p>12/09/2002</text:p>
          </table:table-cell>
          <table:table-cell office:value-type="string" table:style-name="ce1">
            <text:p>22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0.998.044-03</text:p>
          </table:table-cell>
          <table:table-cell office:value-type="float" office:value="898005151497229" table:style-name="ce1">
            <text:p>8,98005E+14</text:p>
          </table:table-cell>
          <table:table-cell office:value-type="string" table:style-name="ce1">
            <text:p>(81) 99771-4191</text:p>
          </table:table-cell>
          <table:table-cell office:value-type="string" table:style-name="ce1">
            <text:p>(81) 99771-4191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irauá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6" table:style-name="ce1">
            <text:p>47,6</text:p>
          </table:table-cell>
          <table:table-cell office:value-type="float" office:value="156" table:style-name="ce1">
            <text:p>156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100/70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CORDEIRO DE SOUZA</text:p>
          </table:table-cell>
          <table:table-cell office:value-type="date" office:date-value="1990-11-20T00:00:00" table:style-name="ce2">
            <text:p>20/11/1990</text:p>
          </table:table-cell>
          <table:table-cell office:value-type="string" table:style-name="ce1">
            <text:p>34 anos e 9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1.535.104-88</text:p>
          </table:table-cell>
          <table:table-cell office:value-type="float" office:value="703408234269300" table:style-name="ce1">
            <text:p>7,03408E+14</text:p>
          </table:table-cell>
          <table:table-cell office:value-type="string" table:style-name="ce1">
            <text:p>(81) 98756-38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irauá</text:p>
          </table:table-cell>
          <table:table-cell office:value-type="string" table:style-name="ce1">
            <text:p>291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0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158" table:style-name="ce1">
            <text:p>158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120/80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S SILVA DE SOUZA</text:p>
          </table:table-cell>
          <table:table-cell office:value-type="date" office:date-value="1994-03-17T00:00:00" table:style-name="ce2">
            <text:p>17/03/1994</text:p>
          </table:table-cell>
          <table:table-cell office:value-type="string" table:style-name="ce1">
            <text:p>31 anos e 5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3.579.624-00</text:p>
          </table:table-cell>
          <table:table-cell office:value-type="float" office:value="898003030854797" table:style-name="ce1">
            <text:p>8,98003E+14</text:p>
          </table:table-cell>
          <table:table-cell office:value-type="string" table:style-name="ce1">
            <text:p>(81) 98610-13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etrópolis</text:p>
          </table:table-cell>
          <table:table-cell office:value-type="string" table:style-name="ce1">
            <text:p>8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591-193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3-11-29T00:00:00" table:style-name="ce2">
            <text:p>29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9" table:style-name="ce1">
            <text:p>12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CRISTINA DE SOUZA RAMOS</text:p>
          </table:table-cell>
          <table:table-cell office:value-type="date" office:date-value="2001-08-30T00:00:00" table:style-name="ce2">
            <text:p>30/08/2001</text:p>
          </table:table-cell>
          <table:table-cell office:value-type="string" table:style-name="ce1">
            <text:p>24 ano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507098973" table:style-name="ce1">
            <text:p>8,98005E+14</text:p>
          </table:table-cell>
          <table:table-cell office:value-type="string" table:style-name="ce1">
            <text:p>(81) 8565-6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enascença</text:p>
          </table:table-cell>
          <table:table-cell office:value-type="float" office:value="1433" table:style-name="ce1">
            <text:p>14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40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157.5" table:style-name="ce1">
            <text:p>157,5</text:p>
          </table:table-cell>
          <table:table-cell office:value-type="date" office:date-value="2024-09-09T00:00:00" table:style-name="ce2">
            <text:p>09/09/2024</text:p>
          </table:table-cell>
          <table:table-cell office:value-type="string" table:style-name="ce1">
            <text:p>110/70</text:p>
          </table:table-cell>
          <table:table-cell office:value-type="date" office:date-value="2024-10-16T00:00:00" table:style-name="ce2">
            <text:p>16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ZA PAULA NABUCO SILVA</text:p>
          </table:table-cell>
          <table:table-cell office:value-type="date" office:date-value="1994-08-28T00:00:00" table:style-name="ce2">
            <text:p>28/08/1994</text:p>
          </table:table-cell>
          <table:table-cell office:value-type="string" table:style-name="ce1">
            <text:p>31 ano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386.424-62</text:p>
          </table:table-cell>
          <table:table-cell office:value-type="float" office:value="702000331730082" table:style-name="ce1">
            <text:p>7,02E+14</text:p>
          </table:table-cell>
          <table:table-cell office:value-type="string" table:style-name="ce1">
            <text:p>(81) 98535-09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om jobi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930000000000007" table:style-name="ce1">
            <text:p>74,93</text:p>
          </table:table-cell>
          <table:table-cell office:value-type="float" office:value="155" table:style-name="ce1">
            <text:p>155</text:p>
          </table:table-cell>
          <table:table-cell office:value-type="date" office:date-value="2023-10-04T00:00:00" table:style-name="ce2">
            <text:p>04/10/2023</text:p>
          </table:table-cell>
          <table:table-cell office:value-type="string" table:style-name="ce1">
            <text:p>110/70</text:p>
          </table:table-cell>
          <table:table-cell office:value-type="date" office:date-value="2023-10-31T00:00:00" table:style-name="ce2">
            <text:p>31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3" table:style-name="ce1">
            <text:p>13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E</text:p>
          </table:table-cell>
          <table:table-cell office:value-type="date" office:date-value="2003-08-06T00:00:00" table:style-name="ce2">
            <text:p>06/08/2003</text:p>
          </table:table-cell>
          <table:table-cell office:value-type="string" table:style-name="ce1">
            <text:p>22 ano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364.154-00</text:p>
          </table:table-cell>
          <table:table-cell office:value-type="float" office:value="898003055103205" table:style-name="ce1">
            <text:p>8,98003E+14</text:p>
          </table:table-cell>
          <table:table-cell office:value-type="string" table:style-name="ce1">
            <text:p>(81) 99685-75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uabirab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8" table:style-name="ce1">
            <text:p>84,8</text:p>
          </table:table-cell>
          <table:table-cell office:value-type="float" office:value="166" table:style-name="ce1">
            <text:p>166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110/60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MARIA DA CONCEIÇAO</text:p>
          </table:table-cell>
          <table:table-cell office:value-type="date" office:date-value="1989-03-08T00:00:00" table:style-name="ce2">
            <text:p>08/03/1989</text:p>
          </table:table-cell>
          <table:table-cell office:value-type="string" table:style-name="ce1">
            <text:p>36 anos e 5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0904901878596" table:style-name="ce1">
            <text:p>7,00905E+14</text:p>
          </table:table-cell>
          <table:table-cell office:value-type="string" table:style-name="ce1">
            <text:p>(81) 96385-27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deir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3-10-03T00:00:00" table:style-name="ce2">
            <text:p>03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</text:p>
          </table:table-cell>
          <table:table-cell office:value-type="date" office:date-value="1998-02-21T00:00:00" table:style-name="ce2">
            <text:p>21/02/1998</text:p>
          </table:table-cell>
          <table:table-cell office:value-type="string" table:style-name="ce1">
            <text:p>27 anos e 6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031.704-17</text:p>
          </table:table-cell>
          <table:table-cell office:value-type="float" office:value="707401018053474" table:style-name="ce1">
            <text:p>7,07401E+14</text:p>
          </table:table-cell>
          <table:table-cell office:value-type="string" table:style-name="ce1">
            <text:p>(81) 98788-88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v vereador otacilio de azevedo</text:p>
          </table:table-cell>
          <table:table-cell office:value-type="float" office:value="4818" table:style-name="ce1">
            <text:p>481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8" table:style-name="ce1">
            <text:p>71,8</text:p>
          </table:table-cell>
          <table:table-cell office:value-type="float" office:value="153" table:style-name="ce1">
            <text:p>153</text:p>
          </table:table-cell>
          <table:table-cell office:value-type="date" office:date-value="2025-03-17T00:00:00" table:style-name="ce2">
            <text:p>17/03/2025</text:p>
          </table:table-cell>
          <table:table-cell office:value-type="string" table:style-name="ce1">
            <text:p>120/70</text:p>
          </table:table-cell>
          <table:table-cell office:value-type="date" office:date-value="2025-04-09T00:00:00" table:style-name="ce2">
            <text:p>09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SSARA</text:p>
          </table:table-cell>
          <table:table-cell office:value-type="date" office:date-value="2001-04-20T00:00:00" table:style-name="ce2">
            <text:p>20/04/2001</text:p>
          </table:table-cell>
          <table:table-cell office:value-type="string" table:style-name="ce1">
            <text:p>24 anos e 4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643.164-63</text:p>
          </table:table-cell>
          <table:table-cell office:value-type="float" office:value="703202690911695" table:style-name="ce1">
            <text:p>7,03203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aporã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0/8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MARIA DA SILVA</text:p>
          </table:table-cell>
          <table:table-cell office:value-type="date" office:date-value="1982-08-05T00:00:00" table:style-name="ce2">
            <text:p>05/08/1982</text:p>
          </table:table-cell>
          <table:table-cell office:value-type="string" table:style-name="ce1">
            <text:p>43 ano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5.024.664-76</text:p>
          </table:table-cell>
          <table:table-cell office:value-type="float" office:value="700402462416944" table:style-name="ce1">
            <text:p>7,00402E+14</text:p>
          </table:table-cell>
          <table:table-cell office:value-type="string" table:style-name="ce1">
            <text:p>(81) 99205-0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Nossa senhora da piedade</text:p>
          </table:table-cell>
          <table:table-cell office:value-type="string" table:style-name="ce1">
            <text:p>105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5-02-28T00:00:00" table:style-name="ce2">
            <text:p>28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9" table:style-name="ce1">
            <text:p>2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LE KAYLANE ROCHA DA SILVA</text:p>
          </table:table-cell>
          <table:table-cell office:value-type="date" office:date-value="2005-04-19T00:00:00" table:style-name="ce2">
            <text:p>19/04/2005</text:p>
          </table:table-cell>
          <table:table-cell office:value-type="string" table:style-name="ce1">
            <text:p>20 anos e 4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9004864229617" table:style-name="ce1">
            <text:p>7,09005E+14</text:p>
          </table:table-cell>
          <table:table-cell office:value-type="string" table:style-name="ce1">
            <text:p>(81) 98557-01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Jornalista waldete agra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2" table:style-name="ce1">
            <text:p>72,2</text:p>
          </table:table-cell>
          <table:table-cell office:value-type="float" office:value="161" table:style-name="ce1">
            <text:p>161</text:p>
          </table:table-cell>
          <table:table-cell office:value-type="date" office:date-value="2023-12-07T00:00:00" table:style-name="ce2">
            <text:p>07/12/2023</text:p>
          </table:table-cell>
          <table:table-cell office:value-type="string" table:style-name="ce1">
            <text:p>100/60</text:p>
          </table:table-cell>
          <table:table-cell office:value-type="date" office:date-value="2023-12-07T00:00:00" table:style-name="ce2">
            <text:p>07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PAULA DA SILVA</text:p>
          </table:table-cell>
          <table:table-cell office:value-type="date" office:date-value="1994-03-15T00:00:00" table:style-name="ce2">
            <text:p>15/03/1994</text:p>
          </table:table-cell>
          <table:table-cell office:value-type="string" table:style-name="ce1">
            <text:p>31 anos e 5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1.946.664-42</text:p>
          </table:table-cell>
          <table:table-cell office:value-type="float" office:value="700007897057105" table:style-name="ce1">
            <text:p>7,00008E+14</text:p>
          </table:table-cell>
          <table:table-cell office:value-type="string" table:style-name="ce1">
            <text:p>(81) 987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Presidente costa e silva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3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20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OEMIA LEITE OLIVEIRA DA SILVA</text:p>
          </table:table-cell>
          <table:table-cell office:value-type="date" office:date-value="1988-08-11T00:00:00" table:style-name="ce2">
            <text:p>11/08/1988</text:p>
          </table:table-cell>
          <table:table-cell office:value-type="string" table:style-name="ce1">
            <text:p>37 ano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950.684-18</text:p>
          </table:table-cell>
          <table:table-cell office:value-type="float" office:value="704807589587141" table:style-name="ce1">
            <text:p>7,04808E+14</text:p>
          </table:table-cell>
          <table:table-cell office:value-type="string" table:style-name="ce1">
            <text:p>(81) 99777-55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Jornalista waldete agra</text:p>
          </table:table-cell>
          <table:table-cell office:value-type="string" table:style-name="ce1">
            <text:p>154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00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70</text:p>
          </table:table-cell>
          <table:table-cell office:value-type="date" office:date-value="2023-04-29T00:00:00" table:style-name="ce2">
            <text:p>29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IANA DE ASSIS PEREIRA DE LUCENA</text:p>
          </table:table-cell>
          <table:table-cell office:value-type="date" office:date-value="2000-09-11T00:00:00" table:style-name="ce2">
            <text:p>11/09/2000</text:p>
          </table:table-cell>
          <table:table-cell office:value-type="string" table:style-name="ce1">
            <text:p>24 anos e 11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4.596.624-55</text:p>
          </table:table-cell>
          <table:table-cell office:value-type="float" office:value="700407946228040" table:style-name="ce1">
            <text:p>7,00408E+14</text:p>
          </table:table-cell>
          <table:table-cell office:value-type="string" table:style-name="ce1">
            <text:p>(81) 99887-34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Jornalista waldete agra</text:p>
          </table:table-cell>
          <table:table-cell office:value-type="string" table:style-name="ce1">
            <text:p>92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0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80</text:p>
          </table:table-cell>
          <table:table-cell office:value-type="date" office:date-value="2023-09-26T00:00:00" table:style-name="ce2">
            <text:p>26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7" table:style-name="ce1">
            <text:p>13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ANY ESTER DA SILVA</text:p>
          </table:table-cell>
          <table:table-cell office:value-type="date" office:date-value="1999-11-08T00:00:00" table:style-name="ce2">
            <text:p>08/11/1999</text:p>
          </table:table-cell>
          <table:table-cell office:value-type="string" table:style-name="ce1">
            <text:p>25 anos e 9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2.774.844-65</text:p>
          </table:table-cell>
          <table:table-cell office:value-type="float" office:value="708101521569834" table:style-name="ce1">
            <text:p>7,08102E+14</text:p>
          </table:table-cell>
          <table:table-cell office:value-type="string" table:style-name="ce1">
            <text:p>(81) 98318-41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a recuperacao</text:p>
          </table:table-cell>
          <table:table-cell office:value-type="string" table:style-name="ce1">
            <text:p>12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3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80</text:p>
          </table:table-cell>
          <table:table-cell office:value-type="date" office:date-value="2024-01-09T00:00:00" table:style-name="ce2">
            <text:p>09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5" table:style-name="ce1">
            <text:p>13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OROLINE SOUSA DE ARAUJO</text:p>
          </table:table-cell>
          <table:table-cell office:value-type="date" office:date-value="1999-08-13T00:00:00" table:style-name="ce2">
            <text:p>13/08/1999</text:p>
          </table:table-cell>
          <table:table-cell office:value-type="string" table:style-name="ce1">
            <text:p>26 ano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0.177.094-93</text:p>
          </table:table-cell>
          <table:table-cell office:value-type="float" office:value="200337097550007" table:style-name="ce1">
            <text:p>2,00337E+14</text:p>
          </table:table-cell>
          <table:table-cell office:value-type="string" table:style-name="ce1">
            <text:p>(81) 8308-93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Renascença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40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170" table:style-name="ce1">
            <text:p>170</text:p>
          </table:table-cell>
          <table:table-cell office:value-type="date" office:date-value="2024-07-05T00:00:00" table:style-name="ce2">
            <text:p>05/07/2024</text:p>
          </table:table-cell>
          <table:table-cell office:value-type="string" table:style-name="ce1">
            <text:p>120/70</text:p>
          </table:table-cell>
          <table:table-cell office:value-type="date" office:date-value="2024-09-02T00:00:00" table:style-name="ce2">
            <text:p>02/09/2024</text:p>
          </table:table-cell>
          <table:table-cell office:value-type="string" table:style-name="ce1">
            <text:p>Habitual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Y MARIA DA SILVA FERREIRA</text:p>
          </table:table-cell>
          <table:table-cell office:value-type="date" office:date-value="2005-06-21T00:00:00" table:style-name="ce2">
            <text:p>21/06/2005</text:p>
          </table:table-cell>
          <table:table-cell office:value-type="string" table:style-name="ce1">
            <text:p>20 anos e 2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229.594-83</text:p>
          </table:table-cell>
          <table:table-cell office:value-type="float" office:value="700004234878507" table:style-name="ce1">
            <text:p>7,00004E+14</text:p>
          </table:table-cell>
          <table:table-cell office:value-type="string" table:style-name="ce1">
            <text:p>(81) 99430-76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Guapiranga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8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20/8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ZABELA BARBOSA DE FRANCA</text:p>
          </table:table-cell>
          <table:table-cell office:value-type="date" office:date-value="2004-06-03T00:00:00" table:style-name="ce2">
            <text:p>03/06/2004</text:p>
          </table:table-cell>
          <table:table-cell office:value-type="string" table:style-name="ce1">
            <text:p>21 anos e 2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340.954-89</text:p>
          </table:table-cell>
          <table:table-cell office:value-type="float" office:value="706501325024391" table:style-name="ce1">
            <text:p>7,06501E+14</text:p>
          </table:table-cell>
          <table:table-cell office:value-type="string" table:style-name="ce1">
            <text:p>(81) 98565-98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Unini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05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6" table:style-name="ce1">
            <text:p>48,6</text:p>
          </table:table-cell>
          <table:table-cell office:value-type="float" office:value="156" table:style-name="ce1">
            <text:p>156</text:p>
          </table:table-cell>
          <table:table-cell office:value-type="date" office:date-value="2025-02-28T00:00:00" table:style-name="ce2">
            <text:p>28/02/2025</text:p>
          </table:table-cell>
          <table:table-cell office:value-type="string" table:style-name="ce1">
            <text:p>100/70</text:p>
          </table:table-cell>
          <table:table-cell office:value-type="date" office:date-value="2025-02-28T00:00:00" table:style-name="ce2">
            <text:p>28/02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VIA MARIA ALMEIDA DA SILVA</text:p>
          </table:table-cell>
          <table:table-cell office:value-type="date" office:date-value="2002-05-20T00:00:00" table:style-name="ce2">
            <text:p>20/05/2002</text:p>
          </table:table-cell>
          <table:table-cell office:value-type="string" table:style-name="ce1">
            <text:p>23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55.675.934-73</text:p>
          </table:table-cell>
          <table:table-cell office:value-type="float" office:value="898002375510668" table:style-name="ce1">
            <text:p>8,98002E+14</text:p>
          </table:table-cell>
          <table:table-cell office:value-type="string" table:style-name="ce1">
            <text:p>(81) 99932-04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Nov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9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.1" table:style-name="ce1">
            <text:p>100,1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2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CAROLINA DE ALBUQUERQUE SILVA</text:p>
          </table:table-cell>
          <table:table-cell office:value-type="date" office:date-value="1994-03-02T00:00:00" table:style-name="ce2">
            <text:p>02/03/1994</text:p>
          </table:table-cell>
          <table:table-cell office:value-type="string" table:style-name="ce1">
            <text:p>31 anos e 5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7.642.464-37</text:p>
          </table:table-cell>
          <table:table-cell office:value-type="float" office:value="704008810031668" table:style-name="ce1">
            <text:p>7,04009E+14</text:p>
          </table:table-cell>
          <table:table-cell office:value-type="string" table:style-name="ce1">
            <text:p>(81) 9741-99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Nov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9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NA FELICIANO FREITA DE ARAUJO</text:p>
          </table:table-cell>
          <table:table-cell office:value-type="date" office:date-value="1996-03-04T00:00:00" table:style-name="ce2">
            <text:p>04/03/1996</text:p>
          </table:table-cell>
          <table:table-cell office:value-type="string" table:style-name="ce1">
            <text:p>29 anos e 5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4.174.164-82</text:p>
          </table:table-cell>
          <table:table-cell office:value-type="float" office:value="705105898055740" table:style-name="ce1">
            <text:p>7,05106E+14</text:p>
          </table:table-cell>
          <table:table-cell office:value-type="string" table:style-name="ce1">
            <text:p>(81) 98357-30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Gavinha</text:p>
          </table:table-cell>
          <table:table-cell office:value-type="string" table:style-name="ce1">
            <text:p>233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0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MAYARA NASCIMENTO DE ALMEIDA</text:p>
          </table:table-cell>
          <table:table-cell office:value-type="date" office:date-value="1995-07-02T00:00:00" table:style-name="ce2">
            <text:p>02/07/1995</text:p>
          </table:table-cell>
          <table:table-cell office:value-type="string" table:style-name="ce1">
            <text:p>30 anos e 1 mê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5.153.774-14</text:p>
          </table:table-cell>
          <table:table-cell office:value-type="float" office:value="704606608954222" table:style-name="ce1">
            <text:p>7,04607E+14</text:p>
          </table:table-cell>
          <table:table-cell office:value-type="string" table:style-name="ce1">
            <text:p>(81) 99633-17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abo hermito de sá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.8" table:style-name="ce1">
            <text:p>100,8</text:p>
          </table:table-cell>
          <table:table-cell office:value-type="float" office:value="97" table:style-name="ce1">
            <text:p>97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140/90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THAIS PEREIRA SOUZA</text:p>
          </table:table-cell>
          <table:table-cell office:value-type="date" office:date-value="1999-04-11T00:00:00" table:style-name="ce2">
            <text:p>11/04/1999</text:p>
          </table:table-cell>
          <table:table-cell office:value-type="string" table:style-name="ce1">
            <text:p>26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1.925.804-01</text:p>
          </table:table-cell>
          <table:table-cell office:value-type="float" office:value="702803615121663" table:style-name="ce1">
            <text:p>7,02804E+14</text:p>
          </table:table-cell>
          <table:table-cell office:value-type="string" table:style-name="ce1">
            <text:p>(81) 98442-0473</text:p>
          </table:table-cell>
          <table:table-cell office:value-type="string" table:style-name="ce1">
            <text:p>(81) 3442-66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Nossa senhora da piedad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60</text:p>
          </table:table-cell>
          <table:table-cell office:value-type="date" office:date-value="2023-06-09T00:00:00" table:style-name="ce2">
            <text:p>09/06/2023</text:p>
          </table:table-cell>
          <table:table-cell office:value-type="string" table:style-name="ce1">
            <text:p>Habitual</text:p>
          </table:table-cell>
          <table:table-cell office:value-type="float" office:value="128" table:style-name="ce1">
            <text:p>128</text:p>
          </table:table-cell>
          <table:table-cell office:value-type="float" office:value="6" table:style-name="ce1">
            <text:p>6</text:p>
          </table:table-cell>
          <table:table-cell office:value-type="float" office:value="130" table:style-name="ce1">
            <text:p>13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INA KETNE MENDONCA DA SILVA</text:p>
          </table:table-cell>
          <table:table-cell office:value-type="date" office:date-value="2004-09-11T00:00:00" table:style-name="ce2">
            <text:p>11/09/2004</text:p>
          </table:table-cell>
          <table:table-cell office:value-type="string" table:style-name="ce1">
            <text:p>20 anos e 11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11.607.474-07</text:p>
          </table:table-cell>
          <table:table-cell office:value-type="float" office:value="700002252013502" table:style-name="ce1">
            <text:p>7,00002E+14</text:p>
          </table:table-cell>
          <table:table-cell office:value-type="string" table:style-name="ce1">
            <text:p>(81) 97507-05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mp edgar morai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2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2" table:style-name="ce1">
            <text:p>59,2</text:p>
          </table:table-cell>
          <table:table-cell office:value-type="float" office:value="156" table:style-name="ce1">
            <text:p>156</text:p>
          </table:table-cell>
          <table:table-cell office:value-type="date" office:date-value="2025-03-31T00:00:00" table:style-name="ce2">
            <text:p>31/03/2025</text:p>
          </table:table-cell>
          <table:table-cell office:value-type="string" table:style-name="ce1">
            <text:p>120/80</text:p>
          </table:table-cell>
          <table:table-cell office:value-type="date" office:date-value="2025-04-02T00:00:00" table:style-name="ce2">
            <text:p>02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YLI ALESANDRA ALVES DA PAIXÃO</text:p>
          </table:table-cell>
          <table:table-cell office:value-type="date" office:date-value="2008-09-19T00:00:00" table:style-name="ce2">
            <text:p>19/09/2008</text:p>
          </table:table-cell>
          <table:table-cell office:value-type="string" table:style-name="ce1">
            <text:p>16 anos e 11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64.591.774-65</text:p>
          </table:table-cell>
          <table:table-cell office:value-type="float" office:value="898002307440234" table:style-name="ce1">
            <text:p>8,98002E+14</text:p>
          </table:table-cell>
          <table:table-cell office:value-type="string" table:style-name="ce1">
            <text:p>(84) 9888-8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1" table:style-name="ce1">
            <text:p>62,1</text:p>
          </table:table-cell>
          <table:table-cell office:value-type="float" office:value="159" table:style-name="ce1">
            <text:p>159</text:p>
          </table:table-cell>
          <table:table-cell office:value-type="date" office:date-value="2025-03-18T00:00:00" table:style-name="ce2">
            <text:p>18/03/2025</text:p>
          </table:table-cell>
          <table:table-cell office:value-type="string" table:style-name="ce1">
            <text:p>100/70</text:p>
          </table:table-cell>
          <table:table-cell office:value-type="date" office:date-value="2025-03-18T00:00:00" table:style-name="ce2">
            <text:p>18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DE OLIVEIRA MEIRA DA SILVA</text:p>
          </table:table-cell>
          <table:table-cell office:value-type="date" office:date-value="1992-09-30T00:00:00" table:style-name="ce2">
            <text:p>30/09/1992</text:p>
          </table:table-cell>
          <table:table-cell office:value-type="string" table:style-name="ce1">
            <text:p>32 anos e 11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6.562.874-04</text:p>
          </table:table-cell>
          <table:table-cell office:value-type="float" office:value="701801253229576" table:style-name="ce1">
            <text:p>7,01801E+14</text:p>
          </table:table-cell>
          <table:table-cell office:value-type="string" table:style-name="ce1">
            <text:p>(81) 99651-58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.2" table:style-name="ce1">
            <text:p>49,2</text:p>
          </table:table-cell>
          <table:table-cell office:value-type="float" office:value="150" table:style-name="ce1">
            <text:p>150</text:p>
          </table:table-cell>
          <table:table-cell office:value-type="date" office:date-value="2023-07-21T00:00:00" table:style-name="ce2">
            <text:p>21/07/2023</text:p>
          </table:table-cell>
          <table:table-cell office:value-type="string" table:style-name="ce1">
            <text:p>130/80</text:p>
          </table:table-cell>
          <table:table-cell office:value-type="date" office:date-value="2024-02-26T00:00:00" table:style-name="ce2">
            <text:p>26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VIRGINIA DO NASCIMENTO</text:p>
          </table:table-cell>
          <table:table-cell office:value-type="date" office:date-value="1997-07-24T00:00:00" table:style-name="ce2">
            <text:p>24/07/1997</text:p>
          </table:table-cell>
          <table:table-cell office:value-type="string" table:style-name="ce1">
            <text:p>28 anos e 1 mê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Homem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637.854-67</text:p>
          </table:table-cell>
          <table:table-cell office:value-type="float" office:value="700002727654604" table:style-name="ce1">
            <text:p>7,00003E+14</text:p>
          </table:table-cell>
          <table:table-cell office:value-type="string" table:style-name="ce1">
            <text:p>(81) 99219-68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rarun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8" table:style-name="ce1">
            <text:p>78,8</text:p>
          </table:table-cell>
          <table:table-cell office:value-type="float" office:value="183" table:style-name="ce1">
            <text:p>183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110/80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LEOPODINA ANDRADE</text:p>
          </table:table-cell>
          <table:table-cell office:value-type="date" office:date-value="2003-06-09T00:00:00" table:style-name="ce2">
            <text:p>09/06/2003</text:p>
          </table:table-cell>
          <table:table-cell office:value-type="string" table:style-name="ce1">
            <text:p>22 anos e 2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-</text:p>
          </table:table-cell>
          <table:table-cell office:value-type="float" office:value="898003730020287" table:style-name="ce1">
            <text:p>8,98004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5</text:p>
          </table:table-cell>
          <table:table-cell office:value-type="date" office:date-value="2018-10-22T00:00:00" table:style-name="ce2">
            <text:p>22/10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0" table:style-name="ce1">
            <text:p>39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KAELLE BRUNA CAVALCANTI DA SILVA</text:p>
          </table:table-cell>
          <table:table-cell office:value-type="date" office:date-value="1994-10-06T00:00:00" table:style-name="ce2">
            <text:p>06/10/1994</text:p>
          </table:table-cell>
          <table:table-cell office:value-type="string" table:style-name="ce1">
            <text:p>30 anos e 10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7.962.114-32</text:p>
          </table:table-cell>
          <table:table-cell office:value-type="float" office:value="708003839402026" table:style-name="ce1">
            <text:p>7,08004E+14</text:p>
          </table:table-cell>
          <table:table-cell office:value-type="string" table:style-name="ce1">
            <text:p>(81) 99917-44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abo hermito de s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" table:style-name="ce1">
            <text:p>92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20/9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KAELY DO NASCIMENTO GUILHERME</text:p>
          </table:table-cell>
          <table:table-cell office:value-type="date" office:date-value="1998-04-09T00:00:00" table:style-name="ce2">
            <text:p>09/04/1998</text:p>
          </table:table-cell>
          <table:table-cell office:value-type="string" table:style-name="ce1">
            <text:p>27 anos e 4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034295784" table:style-name="ce1">
            <text:p>8,98003E+14</text:p>
          </table:table-cell>
          <table:table-cell office:value-type="string" table:style-name="ce1">
            <text:p>(81) 98226-69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Paulínia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92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4-04-11T00:00:00" table:style-name="ce2">
            <text:p>11/04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SEVERINA DE MOURA</text:p>
          </table:table-cell>
          <table:table-cell office:value-type="date" office:date-value="1988-11-02T00:00:00" table:style-name="ce2">
            <text:p>02/11/1988</text:p>
          </table:table-cell>
          <table:table-cell office:value-type="string" table:style-name="ce1">
            <text:p>36 anos e 9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8.626.384-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66-01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146" table:style-name="ce1">
            <text:p>146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20/8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SOARES DA SILVA</text:p>
          </table:table-cell>
          <table:table-cell office:value-type="date" office:date-value="1998-05-03T00:00:00" table:style-name="ce2">
            <text:p>03/05/1998</text:p>
          </table:table-cell>
          <table:table-cell office:value-type="string" table:style-name="ce1">
            <text:p>27 anos e 3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27.463.144-01</text:p>
          </table:table-cell>
          <table:table-cell office:value-type="float" office:value="704008811239467" table:style-name="ce1">
            <text:p>7,04009E+14</text:p>
          </table:table-cell>
          <table:table-cell office:value-type="string" table:style-name="ce1">
            <text:p>(81) 98351-05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Guapirang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8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9" table:style-name="ce1">
            <text:p>109</text:p>
          </table:table-cell>
          <table:table-cell office:value-type="float" office:value="160" table:style-name="ce1">
            <text:p>160</text:p>
          </table:table-cell>
          <table:table-cell office:value-type="date" office:date-value="2025-03-12T00:00:00" table:style-name="ce2">
            <text:p>12/03/2025</text:p>
          </table:table-cell>
          <table:table-cell office:value-type="string" table:style-name="ce1">
            <text:p>110/70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NE NASCIMENTO DE MORAIS</text:p>
          </table:table-cell>
          <table:table-cell office:value-type="date" office:date-value="1996-02-21T00:00:00" table:style-name="ce2">
            <text:p>21/02/1996</text:p>
          </table:table-cell>
          <table:table-cell office:value-type="string" table:style-name="ce1">
            <text:p>29 anos e 6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080.394-88</text:p>
          </table:table-cell>
          <table:table-cell office:value-type="float" office:value="700808902412587" table:style-name="ce1">
            <text:p>7,00809E+14</text:p>
          </table:table-cell>
          <table:table-cell office:value-type="string" table:style-name="ce1">
            <text:p>(81) 98433-91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om jobim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8" table:style-name="ce1">
            <text:p>55,8</text:p>
          </table:table-cell>
          <table:table-cell office:value-type="float" office:value="162" table:style-name="ce1">
            <text:p>162</text:p>
          </table:table-cell>
          <table:table-cell office:value-type="date" office:date-value="2025-02-26T00:00:00" table:style-name="ce2">
            <text:p>26/02/2025</text:p>
          </table:table-cell>
          <table:table-cell office:value-type="string" table:style-name="ce1">
            <text:p>100/60</text:p>
          </table:table-cell>
          <table:table-cell office:value-type="date" office:date-value="2025-05-14T00:00:00" table:style-name="ce2">
            <text:p>14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SSA VITORIA DE OLIVEIRA</text:p>
          </table:table-cell>
          <table:table-cell office:value-type="date" office:date-value="2005-09-29T00:00:00" table:style-name="ce2">
            <text:p>29/09/2005</text:p>
          </table:table-cell>
          <table:table-cell office:value-type="string" table:style-name="ce1">
            <text:p>19 anos e 11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954.694-70</text:p>
          </table:table-cell>
          <table:table-cell office:value-type="float" office:value="707009828277133" table:style-name="ce1">
            <text:p>7,0701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88-05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ruzeiro do oest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Bloco B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3-09-15T00:00:00" table:style-name="ce2">
            <text:p>15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" table:style-name="ce1">
            <text:p>1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E DA SILVA TEXEIRA</text:p>
          </table:table-cell>
          <table:table-cell office:value-type="date" office:date-value="1993-12-14T00:00:00" table:style-name="ce2">
            <text:p>14/12/1993</text:p>
          </table:table-cell>
          <table:table-cell office:value-type="string" table:style-name="ce1">
            <text:p>31 anos e 8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2.677.154-13</text:p>
          </table:table-cell>
          <table:table-cell office:value-type="float" office:value="898003904959206" table:style-name="ce1">
            <text:p>8,98004E+14</text:p>
          </table:table-cell>
          <table:table-cell office:value-type="string" table:style-name="ce1">
            <text:p>(81) 98934-5912</text:p>
          </table:table-cell>
          <table:table-cell office:value-type="string" table:style-name="ce1">
            <text:p>(81) 8426-26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ALTO ESPERANCA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4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162" table:style-name="ce1">
            <text:p>162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80/50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SANTIAGO DOS REIS</text:p>
          </table:table-cell>
          <table:table-cell office:value-type="date" office:date-value="1999-11-12T00:00:00" table:style-name="ce2">
            <text:p>12/11/1999</text:p>
          </table:table-cell>
          <table:table-cell office:value-type="string" table:style-name="ce1">
            <text:p>25 anos e 9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1.240.944-01</text:p>
          </table:table-cell>
          <table:table-cell office:value-type="float" office:value="702407536548025" table:style-name="ce1">
            <text:p>7,02408E+14</text:p>
          </table:table-cell>
          <table:table-cell office:value-type="string" table:style-name="ce1">
            <text:p>(81) 98467-05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1-03-19T00:00:00" table:style-name="ce2">
            <text:p>19/03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2" table:style-name="ce1">
            <text:p>26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20:45Z</meta:creation-date>
    <dc:date>2025-09-16T19:20:45Z</dc:date>
  </office:meta>
</office:document-meta>
</file>